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Text_20_body">
      <style:text-properties style:font-name="Arial" fo:font-style="italic" style:font-style-asian="italic" style:font-style-complex="italic"/>
    </style:style>
    <style:style style:name="P4" style:family="paragraph" style:parent-style-name="Standard">
      <style:text-properties style:font-name="Arial"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I-EUN</text:h>
      <text:p text:style-name="P1"/>
      <text:p text:style-name="P1">You are looking over your balcony at the cityscape. The streets are busy with cars and streetlights, while the sky is busy with clouds and skyscrapers. Something not so out of the ordinary happened earlier in the day.</text:p>
      <text:p text:style-name="P1">You got a package delivered to her door.</text:p>
      <text:p text:style-name="P1">However there was something out of the ordinary ABOUT the package.</text:p>
      <text:p text:style-name="P1">It was unmarked. Non-standard. Every package has either a seal or stamp or some marking on it.</text:p>
      <text:p text:style-name="P1">This is just a plain box. You heard a knock at her door, opened it up, and there was nothing but this mystery package. For the past 10 minutes she's been contemplating what to do with it.</text:p>
      <text:p text:style-name="P1">Should you open it? What if it isn't actually yours?</text:p>
      <text:p text:style-name="P1">Should you return it? But to where?</text:p>
      <text:p text:style-name="P1">Maybe just simply toss it over the balcony and see what happens. Hopefully you can nail one of the annoying neighbor kids that might be playing out in the alley. Always shouting about some dumb game they play... As a matter of fact, they happen to be shouting about it right now. The package won't do too much harm, and besides, they have helmet's on. It's too high up to get a good shot... wait a second... they just jumped high up, a bit closer to your balcony. Now is your chance! Steady.... aim.... throw! </text:p>
      <text:p text:style-name="P1">“SHUT UP YOU DUMB KIDS!”</text:p>
      <text:p text:style-name="P1">You nail one of the boys right in the head! Nice! You head back inside to your computer to blog about it. All of your e-friends have heard about these kids from you already. Just wait until they hear about this one! Finally!</text:p>
      <text:p text:style-name="P1">Maybe you shouldn't have thrown THIS box.... I mean it may not have been yours.... or maybe it had some super important item inside... but everything else in your apartment wouldn't have done enough damage. At least nothing that your scrawny arms could throw. Oh well, out of sight out of mind.</text:p>
      <text:p text:style-name="Standard"/>
      <text:h text:style-name="Heading_20_1" text:outline-level="1"/>
      <text:h text:style-name="Heading_20_1" text:outline-level="1"/>
      <text:p text:style-name="Text_20_body"/>
      <text:h text:style-name="Heading_20_1" text:outline-level="1"/>
      <text:h text:style-name="Heading_20_1" text:outline-level="1"/>
      <text:p text:style-name="Text_20_body"/>
      <text:p text:style-name="Text_20_body"/>
      <text:h text:style-name="Heading_20_1" text:outline-level="1"><text:soft-page-break/>ALBIE</text:h>
      <text:p text:style-name="P1"/>
      <text:p text:style-name="P1">"Hey man if 'your guy' doesn't show up, then we're screwed."</text:p>
      <text:p text:style-name="P1">You know this. You know that this specific shipment was more important than all the other ones. There's something that has meaning in there. Something for the boss.</text:p>
      <text:p text:style-name="P1">“Come on, let's bounce. I ain't standing here for another 2 hours.”</text:p>
      <text:p text:style-name="P1">“Wait we gotta get the package somehow! Maybe it was just dropped off at the wrong place...”</text:p>
      <text:p text:style-name="P1">Terry sighs. “Alright fine let's go look around. I don't care what you say, we're splitting up because I ain't gonna deal with your dumb shenanigans for another minute.”</text:p>
      <text:p text:style-name="P1">Fair enough. He needs to let off some steam anyways. You head out of the alley in the opposite direction of Terry. You look around a bunch. You see a bunch of kids dressed in matching uniforms... they almost look like cops. </text:p>
      <text:p text:style-name="P1">“HEY STOP RIGHT THERE CITIZEN” one of them shouts. She looks like the leader. She's got 3 boys behind her in a formation of some sort, as if they're about to ambush you. “DO YOU KNOW THIS MAN!” She holds up a picture of.... of Terry! “Oh yeah that's my boy, why do you kids need to know?”</text:p>
      <text:p text:style-name="P1">“IN THE NAME OF THE LAW, WE DEMAND YOU TO TELL US THIS CRIMINAL'S LOCATION!” She leans backwards towards her crew “(see watch this boys, this guy is totally gonna give us his info, I learnt this from some books my dad bought me about interrogating criminals)”</text:p>
      <text:p text:style-name="P1">“You kids don't wanna mess with my guy, he's about twice the size of all you kids put together, even if that picture makes his head look a bit small...”</text:p>
      <text:p text:style-name="P1">“ALRIGHT, IF YOU ARE RESISTING THE LAW, WE MUST DETAIN YOU BY ANY MEANS!”</text:p>
      <text:p text:style-name="P1">“STARCOPS, FORMATION... HYAH!”</text:p>
      <text:p text:style-name="P1">They jump high up into the air, each one doing a magnificent and stylish pose. Damn those kids are cool. They must have practiced for a while. Suddenly, a box comes out of nowhere and hits <text:s/>one of the kids in the head! They all get thrown off balance and they fall down to the ground. Looks like he got knocked out. “Ow ow ow what the heck happened?” The girl says. “COMMANDER LOOK” There it was. The package. Right in their laps. Right at that moment, Terry comes back from around the corner. He must have heard the shouting. “HEY YOU PUNKS, THAT PACKAGE IS FOR US!” Terry shouts. “NUH UHHH. GRAB PEAK AND RUN BOYS!” They pick up their fallen comrade and book it. The chase is on! You all head out of the alley and into the streets. They're small enough the slip through the other pedestrians. While you easily shove people out of your way, it still slows you and Terry down.</text:p>
      <text:p text:style-name="P1"/>
      <text:p text:style-name="P1"/>
      <text:p text:style-name="P1"/>
      <text:p text:style-name="P1"/>
      <text:p text:style-name="P4">(The shit in this story will be that the Starcops get the package. And Finn and Terry will chase them down through the city. Starcops will end up throwing the package to someone, which will be in another chapter of some sort. Maybe they crash into the person with the similar package and its the ol switcheroo)</text:p>
      <text:p text:style-name="P1"/>
      <text:p text:style-name="P1"/>
      <text:p text:style-name="P1"/>
      <text:p text:style-name="P1"/>
      <text:p text:style-name="P1"/>
      <text:p text:style-name="P1"/>
      <text:h text:style-name="Heading_20_1" text:outline-level="1"><text:soft-page-break/>MOTHER</text:h>
      <text:p text:style-name="Text_20_body"/>
      <text:p text:style-name="P2">“Mom, can I go out and play with Julian?” (TEMP NAME LOL)</text:p>
      <text:p text:style-name="P2">You and your son live not too far away from the local gang hideout. That's okay though. The gangs usually only mess with each other.... You chose this place because it's on the cheap. And you know that the gang isn't gonna mess with you anymore... </text:p>
      <text:p text:style-name="P2">“Yeah, don't get into too much trouble alright?”</text:p>
      <text:p text:style-name="P2">“Yep! Thanks mom”</text:p>
      <text:p text:style-name="P2">You remember that you have to bring something to Julian's mom, her fancy cookie plate she brought over one day. “Wait!” You scramble to find a box to put the plate in. All of your old boxes from old deliveries are a bit... personal... so you can't send the plate in one of those. You eventually find a plain old box, nothing out of the ordinary about it. You shove in some stuffing so that the plate doesn't get rattled around, and you send it off.</text:p>
      <text:p text:style-name="P2"/>
      <text:p text:style-name="P3">LATER THAT NIGHT</text:p>
      <text:p text:style-name="P2"/>
      <text:p text:style-name="P2">Hmm it's starting to get dark. Carl (TEMP NAME OF YOUR SON LOLOLOL) usually comes home by now... He's probably at Julian's house playing and lost track of time. You message Julian's mom. After about a minute or so, she replies. “No..... he hasn't been here at all today..... is everything okay?” You run outside and start calling his name. He couldn't have gotten lost, he's been to Julian's and back plenty of times... You look around for clues. You're having a hard time finding anything. Where could he be? It couldn't have been the gangs? What would they want with him? Maybe it's worth checking out the hideout. You head to the hideout.</text:p>
      <text:p text:style-name="P2"/>
      <text:p text:style-name="P3">(The thing in this chapter I was aiming for was that the gang got mixed up and accidentally kidnapped the boy, because the box with the plate in it looked like the package that they wanted. They had to kidnap him because he was crying a lot or something like that. This mixed up package will return later in the story maybe??? The kidnapping seems like it's too dark in tone but who knows. Some shit like this where it's just a misunderstanding. It may not be this specific gang, but the other gang. It does also mention that she already owns a package that was unmarked (In Jin-Euns chapter it says that those are out of the ordinary). I suppose this implies that she was affiliated with some gang shit at some point earlier in her life maybe???)</text:p>
      <text:p text:style-name="P3"/>
      <text:p text:style-name="P2"/>
      <text:p text:style-name="P2"/>
      <text:p text:style-name="P2"/>
      <text:p text:style-name="P2"/>
      <text:p text:style-name="P2"/>
      <text:h text:style-name="Heading_20_1" text:outline-level="1"><text:soft-page-break/>STARCOPS</text:h>
      <text:p text:style-name="P2">PSHHHH </text:p>
      <text:p text:style-name="P2">“STARCOP CHARGE, REPORTING FOR DUTY” He strikes a pose.</text:p>
      <text:p text:style-name="P2">BOOM</text:p>
      <text:p text:style-name="P2">“STARCOP BURST, REPORTING IN” He strikes a pose as well.</text:p>
      <text:p text:style-name="P2">“Not good enough. How do you expect us to stop criminal's if we aren't stylish while we do it? If our moves aren't as good as our crime fighting, then injustice will rule the streets!” Their moves were so lame. Charge was just doing a cliché anime pose, while Burst just crossed his arms like he was doing some corny album cover. “Let me show you guys how it's done. Starcop Peak... HYAH!” You jump high up in the air, spinning while doing so. You strike the coolest pose at the apex of your jump. You dive back down then roll to break your fall. After the roll you strike another pose. “Wow Peak, I didn't even think about jumping up in the air!” says Charge “That's good, because you should nail your pose on ground before you attempt it high in the air. This time try to do something with your legs as well. DO IT OVER NOW!”</text:p>
      <text:p text:style-name="P2">PSHHH</text:p>
      <text:p text:style-name="P2">“STARCOP CHARGE, REPORTING FOR DUTY” Charge lifts his leg up and does a high kick and holds the pose.</text:p>
      <text:p text:style-name="P2">BOOM</text:p>
      <text:p text:style-name="P2">“STARCOP BURST, REPORTING IN” Burst twirls around, then... does a yoga pose? Can't remember which one it was... the crane? The swan?</text:p>
      <text:p text:style-name="P2">“Woah woah AHH” Burst is obviously losing his balance, and he reaches for Charge to keep steady. Unfortunately they both topple over. “Hey! My pose was cool and you ruined it! You know you gotta stretch before you do your pose!”</text:p>
      <text:p text:style-name="P2">“I DID, but stretching doesn't help balance... does it?” You facepalm “UHGHH come on guys get your poses in order. Remember when we did some lame poses during the noodle robbery? Even the shop owner was laughing at us!”</text:p>
      <text:p text:style-name="P2">Commander walks in. “COMMANDER!” You, Burst, and Charge all salute her.</text:p>
      <text:p text:style-name="P2">“Hey guys, how's the poses coming along?” </text:p>
      <text:p text:style-name="P2">“THEY ARE GOING WELL COMMANDER!” You shout.</text:p>
      <text:p text:style-name="P2">“Good good. Well listen guys, we got a new case. There seems to be this one girl who lost her package. Nothing unusual, but she's not with the big two delivery companies. She's an independent contractor. She doesn't have coverage, because this is a one of a kind item she was supposed to deliver. Something you don't want the big companies delivering... I got a print out of the main suspect.” She holds up a picture of a large man with a small head. “This is our main lead. Right now we just gotta go around asking to see who has seen this guy.” </text:p>
      <text:p text:style-name="P2">“Alright, let's GO!”</text:p>
      <text:p text:style-name="P2"/>
      <text:p text:style-name="P3">(The main 'suspect' is Terry from the Finn chapter. The story could either go where Terry is some undercover shit, or Commander got mixed up and he was supposed to get the delivery, but she thought he was a suspect because he just looked evil and big and bad, since the Starcops actually don't know that he is a part of the gang.)</text:p>
      <text:p text:style-name="P1"><text:soft-page-break/></text:p>
      <text:p text:style-name="P1"/>
      <text:p text:style-name="P1">AFTER EACH MINICHAPTER, IT GOES BACK TO THE MAIN STORY OF THE DELIVERY GIRL LOOKING FOR THE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meron Taylor</meta:initial-creator>
    <meta:creation-date>2019-08-02T18:00:39.36</meta:creation-date>
    <dc:date>2019-08-03T17:20:46.14</dc:date>
    <dc:creator>Cameron Taylor</dc:creator>
    <meta:editing-duration>PT17H49M45S</meta:editing-duration>
    <meta:editing-cycles>28</meta:editing-cycles>
    <meta:generator>OpenOffice/4.1.6$Win32 OpenOffice.org_project/416m1$Build-9790</meta:generator>
    <meta:document-statistic meta:table-count="0" meta:image-count="0" meta:object-count="0" meta:page-count="5" meta:paragraph-count="54" meta:word-count="1790" meta:character-count="9547"/>
  </office:meta>
</office:document-meta>
</file>